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56cm"/>
    </style:style>
    <style:style style:name="co3" style:family="table-column">
      <style:table-column-properties fo:break-before="auto" style:column-width="2.581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3.46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>
            <text:p># 134 micron</text:p>
          </table:table-cell>
          <table:table-cell/>
          <table:table-cell office:value-type="string">
            <text:p># 114 micron</text:p>
          </table:table-cell>
          <table:table-cell/>
          <table:table-cell office:value-type="string">
            <text:p># 82 micron</text:p>
          </table:table-cell>
          <table:table-cell/>
          <table:table-cell office:value-type="string">
            <text:p># 68 microns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<text:s/>134.45945945945945</text:p>
          </table:table-cell>
          <table:table-cell office:value-type="float" office:value="0.525394045534149">
            <text:p>0.5253940455</text:p>
          </table:table-cell>
          <table:table-cell office:value-type="string">
            <text:p><text:s/>114.19096416907274</text:p>
          </table:table-cell>
          <table:table-cell office:value-type="float" office:value="0.525394045534149">
            <text:p>0.5253940455</text:p>
          </table:table-cell>
          <table:table-cell office:value-type="string">
            <text:p><text:s/>82.09636957447813</text:p>
          </table:table-cell>
          <table:table-cell office:value-type="float" office:value="0.525394045534149">
            <text:p>0.5253940455</text:p>
          </table:table-cell>
          <table:table-cell office:value-type="string">
            <text:p><text:s/>68.24501822312679</text:p>
          </table:table-cell>
        </table:table-row>
        <table:table-row table:style-name="ro1">
          <table:table-cell office:value-type="float" office:value="10.507880910683">
            <text:p>10.5078809107</text:p>
          </table:table-cell>
          <table:table-cell office:value-type="string">
            <text:p><text:s/>126.38685094902257</text:p>
          </table:table-cell>
          <table:table-cell office:value-type="float" office:value="11.5586690017513">
            <text:p>11.5586690018</text:p>
          </table:table-cell>
          <table:table-cell office:value-type="string">
            <text:p><text:s/>112.87688739527619</text:p>
          </table:table-cell>
          <table:table-cell office:value-type="float" office:value="8.40630472854641">
            <text:p>8.4063047285</text:p>
          </table:table-cell>
          <table:table-cell office:value-type="string">
            <text:p><text:s/>80.09596724570453</text:p>
          </table:table-cell>
          <table:table-cell office:value-type="float" office:value="17.8633975481611">
            <text:p>17.8633975482</text:p>
          </table:table-cell>
          <table:table-cell office:value-type="string">
            <text:p><text:s/>64.24953850523025</text:p>
          </table:table-cell>
        </table:table-row>
        <table:table-row table:style-name="ro1">
          <table:table-cell office:value-type="float" office:value="49.9124343257443">
            <text:p>49.9124343257</text:p>
          </table:table-cell>
          <table:table-cell office:value-type="string">
            <text:p><text:s/>122.46592038623561</text:p>
          </table:table-cell>
          <table:table-cell office:value-type="float" office:value="40.4553415061296">
            <text:p>40.4553415061</text:p>
          </table:table-cell>
          <table:table-cell office:value-type="string">
            <text:p><text:s/>110.6096464240072</text:p>
          </table:table-cell>
          <table:table-cell office:value-type="float" office:value="28.3712784588441">
            <text:p>28.3712784588</text:p>
          </table:table-cell>
          <table:table-cell office:value-type="string">
            <text:p><text:s/>76.7850381029015</text:p>
          </table:table-cell>
          <table:table-cell office:value-type="float" office:value="48.3362521891419">
            <text:p>48.3362521891</text:p>
          </table:table-cell>
          <table:table-cell office:value-type="string">
            <text:p><text:s/>59.96059544658493</text:p>
          </table:table-cell>
        </table:table-row>
        <table:table-row table:style-name="ro1">
          <table:table-cell office:value-type="float" office:value="69.3520140105079">
            <text:p>69.3520140105</text:p>
          </table:table-cell>
          <table:table-cell office:value-type="string">
            <text:p><text:s/>120.16672977706251</text:p>
          </table:table-cell>
          <table:table-cell office:value-type="float" office:value="61.4711033274956">
            <text:p>61.4711033275</text:p>
          </table:table-cell>
          <table:table-cell office:value-type="string">
            <text:p><text:s/>110.00496994367396</text:p>
          </table:table-cell>
          <table:table-cell office:value-type="float" office:value="47.8108581436077">
            <text:p>47.8108581436</text:p>
          </table:table-cell>
          <table:table-cell office:value-type="string">
            <text:p><text:s/>72.79665830453919</text:p>
          </table:table-cell>
          <table:table-cell office:value-type="float" office:value="53.5901926444834">
            <text:p>53.5901926445</text:p>
          </table:table-cell>
          <table:table-cell office:value-type="string">
            <text:p><text:s/>56.59996686704217</text:p>
          </table:table-cell>
        </table:table-row>
        <table:table-row table:style-name="ro1">
          <table:table-cell office:value-type="float" office:value="82.4868651488617">
            <text:p>82.4868651489</text:p>
          </table:table-cell>
          <table:table-cell office:value-type="string">
            <text:p><text:s/>122.23813130117857</text:p>
          </table:table-cell>
          <table:table-cell office:value-type="float" office:value="81.9614711033275">
            <text:p>81.9614711033</text:p>
          </table:table-cell>
          <table:table-cell office:value-type="string">
            <text:p><text:s/>110.07419415913284</text:p>
          </table:table-cell>
          <table:table-cell office:value-type="float" office:value="68.3012259194396">
            <text:p>68.3012259194</text:p>
          </table:table-cell>
          <table:table-cell office:value-type="string">
            <text:p><text:s/>68.13615279026837</text:p>
          </table:table-cell>
          <table:table-cell table:number-columns-repeated="2"/>
        </table:table-row>
        <table:table-row table:style-name="ro1">
          <table:table-cell office:value-type="float" office:value="109.281961471103">
            <text:p>109.2819614711</text:p>
          </table:table-cell>
          <table:table-cell office:value-type="string">
            <text:p><text:s/>121.65297959956453</text:p>
          </table:table-cell>
          <table:table-cell office:value-type="float" office:value="100.875656742557">
            <text:p>100.8756567426</text:p>
          </table:table-cell>
          <table:table-cell office:value-type="string">
            <text:p><text:s/>109.12457992142754</text:p>
          </table:table-cell>
          <table:table-cell office:value-type="float" office:value="88.2661996497373">
            <text:p>88.2661996497</text:p>
          </table:table-cell>
          <table:table-cell office:value-type="string">
            <text:p><text:s/>64.48738580962747</text:p>
          </table:table-cell>
          <table:table-cell table:number-columns-repeated="2"/>
        </table:table-row>
        <table:table-row table:style-name="ro1">
          <table:table-cell office:value-type="float" office:value="130.297723292469">
            <text:p>130.2977232925</text:p>
          </table:table-cell>
          <table:table-cell office:value-type="string">
            <text:p><text:s/>121.0483031192313</text:p>
          </table:table-cell>
          <table:table-cell office:value-type="float" office:value="119.789842381786">
            <text:p>119.7898423818</text:p>
          </table:table-cell>
          <table:table-cell office:value-type="string">
            <text:p><text:s/>108.17496568372223</text:p>
          </table:table-cell>
          <table:table-cell office:value-type="float" office:value="97.1978984238179">
            <text:p>97.1978984238</text:p>
          </table:table-cell>
          <table:table-cell office:value-type="string">
            <text:p><text:s/>60.46350641359396</text:p>
          </table:table-cell>
          <table:table-cell table:number-columns-repeated="2"/>
        </table:table-row>
        <table:table-row table:style-name="ro1">
          <table:table-cell office:value-type="float" office:value="149.211908931699">
            <text:p>149.2119089317</text:p>
          </table:table-cell>
          <table:table-cell office:value-type="string">
            <text:p><text:s/>121.1122023950395</text:p>
          </table:table-cell>
          <table:table-cell office:value-type="float" office:value="140.280210157618">
            <text:p>140.2802101576</text:p>
          </table:table-cell>
          <table:table-cell office:value-type="string">
            <text:p><text:s/>106.55500070999194</text:p>
          </table:table-cell>
          <table:table-cell office:value-type="float" office:value="123.467600700525">
            <text:p>123.4676007005</text:p>
          </table:table-cell>
          <table:table-cell office:value-type="string">
            <text:p><text:s/>55.48468784020449</text:p>
          </table:table-cell>
          <table:table-cell table:number-columns-repeated="2"/>
        </table:table-row>
        <table:table-row table:style-name="ro1">
          <table:table-cell office:value-type="float" office:value="169.176882661997">
            <text:p>169.176882662</text:p>
          </table:table-cell>
          <table:table-cell office:value-type="string">
            <text:p><text:s/>119.49046244142565</text:p>
          </table:table-cell>
          <table:table-cell office:value-type="float" office:value="160.77057793345">
            <text:p>160.7705779335</text:p>
          </table:table-cell>
          <table:table-cell office:value-type="string">
            <text:p><text:s/>105.27287357409948</text:p>
          </table:table-cell>
          <table:table-cell office:value-type="float" office:value="137.653239929947">
            <text:p>137.6532399299</text:p>
          </table:table-cell>
          <table:table-cell office:value-type="string">
            <text:p><text:s/>51.47855824300656</text:p>
          </table:table-cell>
          <table:table-cell table:number-columns-repeated="2"/>
        </table:table-row>
        <table:table-row table:style-name="ro1">
          <table:table-cell office:value-type="float" office:value="188.091068301226">
            <text:p>188.0910683012</text:p>
          </table:table-cell>
          <table:table-cell office:value-type="string">
            <text:p><text:s/>117.52733469020683</text:p>
          </table:table-cell>
          <table:table-cell office:value-type="float" office:value="180.210157618214">
            <text:p>180.2101576182</text:p>
          </table:table-cell>
          <table:table-cell office:value-type="string">
            <text:p><text:s/>102.29800728925072</text:p>
          </table:table-cell>
          <table:table-cell office:value-type="float" office:value="158.143607705779">
            <text:p>158.1436077058</text:p>
          </table:table-cell>
          <table:table-cell office:value-type="string">
            <text:p><text:s/>44.791025701708705</text:p>
          </table:table-cell>
          <table:table-cell table:number-columns-repeated="2"/>
        </table:table-row>
        <table:table-row table:style-name="ro1">
          <table:table-cell office:value-type="float" office:value="209.632224168126">
            <text:p>209.6322241681</text:p>
          </table:table-cell>
          <table:table-cell office:value-type="string">
            <text:p><text:s/>117.60010886543284</text:p>
          </table:table-cell>
          <table:table-cell office:value-type="float" office:value="201.22591943958">
            <text:p>201.2259194396</text:p>
          </table:table-cell>
          <table:table-cell office:value-type="string">
            <text:p><text:s/>99.66630378189046</text:p>
          </table:table-cell>
          <table:table-cell office:value-type="float" office:value="178.108581436077">
            <text:p>178.1085814361</text:p>
          </table:table-cell>
          <table:table-cell office:value-type="string">
            <text:p><text:s/>37.08820466701377</text:p>
          </table:table-cell>
          <table:table-cell table:number-columns-repeated="2"/>
        </table:table-row>
        <table:table-row table:style-name="ro1">
          <table:table-cell office:value-type="float" office:value="229.597197898424">
            <text:p>229.5971978984</text:p>
          </table:table-cell>
          <table:table-cell office:value-type="string">
            <text:p><text:s/>117.66755810100818</text:p>
          </table:table-cell>
          <table:table-cell table:number-columns-repeated="2"/>
          <table:table-cell office:value-type="float" office:value="190.718038528897">
            <text:p>190.7180385289</text:p>
          </table:table-cell>
          <table:table-cell office:value-type="string">
            <text:p><text:s/>28.34702040043547</text:p>
          </table:table-cell>
          <table:table-cell table:number-columns-repeated="2"/>
        </table:table-row>
        <table:table-row table:style-name="ro1">
          <table:table-cell office:value-type="float" office:value="249.562171628722">
            <text:p>249.5621716287</text:p>
          </table:table-cell>
          <table:table-cell office:value-type="string">
            <text:p><text:s/>117.05933166090784</text:p>
          </table:table-cell>
          <table:table-cell table:number-columns-repeated="2"/>
          <table:table-cell office:value-type="float" office:value="202.802101576182">
            <text:p>202.8021015762</text:p>
          </table:table-cell>
          <table:table-cell office:value-type="string">
            <text:p><text:s/>18.590547640460073</text:p>
          </table:table-cell>
          <table:table-cell table:number-columns-repeated="2"/>
        </table:table-row>
        <table:table-row table:style-name="ro1">
          <table:table-cell office:value-type="float" office:value="269.527145359019">
            <text:p>269.527145359</text:p>
          </table:table-cell>
          <table:table-cell office:value-type="string">
            <text:p><text:s/>115.43759170729398</text:p>
          </table:table-cell>
          <table:table-cell table:number-columns-repeated="6"/>
        </table:table-row>
        <table:table-row table:style-name="ro1">
          <table:table-cell office:value-type="float" office:value="289.492119089317">
            <text:p>289.4921190893</text:p>
          </table:table-cell>
          <table:table-cell office:value-type="string">
            <text:p><text:s/>113.81585175368012</text:p>
          </table:table-cell>
          <table:table-cell table:number-columns-repeated="6"/>
        </table:table-row>
        <table:table-row table:style-name="ro1">
          <table:table-cell office:value-type="float" office:value="309.982486865149">
            <text:p>309.9824868651</text:p>
          </table:table-cell>
          <table:table-cell office:value-type="string">
            <text:p><text:s/>111.1823732664363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5">25/02/2017</text:date>, <text:time>19:5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waraj Nanda</meta:initial-creator>
    <meta:creation-date>2017-02-25T19:43:40.52</meta:creation-date>
    <dc:date>2017-02-25T19:50:59.51</dc:date>
    <dc:creator>Swaraj Nanda</dc:creator>
    <meta:editing-duration>PT7M23S</meta:editing-duration>
    <meta:editing-cycles>5</meta:editing-cycles>
    <meta:generator>OpenOffice/4.1.1$Win32 OpenOffice.org_project/411m6$Build-9775</meta:generator>
    <meta:document-statistic meta:table-count="3" meta:cell-count="92" meta:object-count="0"/>
  </office:meta>
</office:document-meta>
</file>